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6e7c" officeooo:paragraph-rsid="00176e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fth file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6T11:50:54.543154638</meta:creation-date>
    <dc:date>2021-07-16T11:51:22.837923452</dc:date>
    <meta:editing-duration>PT29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" meta:word-count="2" meta:character-count="10" meta:non-whitespace-character-count="9"/>
  </office:meta>
</office:document-meta>
</file>